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8507ns or 0.000078507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507" calcext:value-type="float">
            <text:p>78507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5826" calcext:value-type="float">
            <text:p>435826</text:p>
          </table:table-cell>
        </table:table-row>
        <table:table-row table:style-name="ro1">
          <table:table-cell office:value-type="string" calcext:value-type="string">
            <text:p>Time elapsed was 435826ns or 0.000435826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5577" calcext:value-type="float">
            <text:p>585577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1684" calcext:value-type="float">
            <text:p>491684</text:p>
          </table:table-cell>
        </table:table-row>
        <table:table-row table:style-name="ro1">
          <table:table-cell office:value-type="string" calcext:value-type="string">
            <text:p>Time elapsed was 585577ns or 0.00058557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2702" calcext:value-type="float">
            <text:p>16270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5768" calcext:value-type="float">
            <text:p>585768</text:p>
          </table:table-cell>
        </table:table-row>
        <table:table-row table:style-name="ro1">
          <table:table-cell office:value-type="string" calcext:value-type="string">
            <text:p>Time elapsed was 491684ns or 0.000491684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5016" calcext:value-type="float">
            <text:p>375016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5129" calcext:value-type="float">
            <text:p>315129</text:p>
          </table:table-cell>
        </table:table-row>
        <table:table-row table:style-name="ro1">
          <table:table-cell office:value-type="string" calcext:value-type="string">
            <text:p>Time elapsed was 162702ns or 0.000162702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0752" calcext:value-type="float">
            <text:p>70075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8134" calcext:value-type="float">
            <text:p>608134</text:p>
          </table:table-cell>
        </table:table-row>
        <table:table-row table:style-name="ro1">
          <table:table-cell office:value-type="string" calcext:value-type="string">
            <text:p>Time elapsed was 585768ns or 0.00058576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  <table:table-cell table:formula="of:=SUM([.D2:.D11])/[.C11]" office:value-type="float" office:value="433909.5" calcext:value-type="float">
            <text:p>433909.5</text:p>
          </table:table-cell>
        </table:table-row>
        <table:table-row table:style-name="ro1">
          <table:table-cell office:value-type="string" calcext:value-type="string">
            <text:p>Time elapsed was 375016ns or 0.00037501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15129ns or 0.00031512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00752ns or 0.00070075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08134ns or 0.000608134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1:36:02.283550643</dc:date>
    <meta:editing-duration>PT1M52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